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9000030EC0000176D1C8D944D.svm"/>
  <manifest:file-entry manifest:media-type="" manifest:full-path="Pictures/200002AD000030EC0000176D091A780A.svm"/>
  <manifest:file-entry manifest:media-type="" manifest:full-path="Pictures/200002F5000030EC0000176D76C6EB55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⁅z.c.12.3.3.⁆</text:p>
      <text:p text:style-name="P1"/>
      <text:p text:style-name="P1"><draw:frame draw:style-name="fr2" draw:name="Object1" text:anchor-type="as-char" svg:width="2.284cm" svg:height="1.155cm" draw:z-index="0"><draw:object xlink:href="./Object 1" xlink:type="simple" xlink:show="embed" xlink:actuate="onLoad"/><draw:image xlink:href="./ObjectReplacements/Object 1" xlink:type="simple" xlink:show="embed" xlink:actuate="onLoad"/></draw:frame>,<text:tab/>0 &lt; x &lt; L,<text:tab/>t &gt; 0.</text:p>
      <text:p text:style-name="P1"/>
      <text:p text:style-name="P1"/>
      <text:p text:style-name="P1">Randvillkor:<draw:frame draw:style-name="fr2" draw:name="Object2" text:anchor-type="as-char" svg:width="2.739cm" svg:height="2.325cm" draw:z-index="1"><draw:object xlink:href="./Object 2" xlink:type="simple" xlink:show="embed" xlink:actuate="onLoad"/><draw:image xlink:href="./ObjectReplacements/Object 2" xlink:type="simple" xlink:show="embed" xlink:actuate="onLoad"/></draw:frame><text:tab/><text:tab/>t &gt; 0</text:p>
      <text:p text:style-name="P1"/>
      <text:p text:style-name="P1"/>
      <text:p text:style-name="P1">Begynnelsevillkor: <text:s/>u(x; 0) = ƒ(x),<text:tab/>0 &lt; x &lt; L</text:p>
      <text:p text:style-name="P1"/>
      <text:p text:style-name="P1"/>
      <text:p text:style-name="P1"><draw:frame draw:style-name="fr2" draw:name="Object3" text:anchor-type="as-char" svg:width="3.371cm" svg:height="1.531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5.246cm" svg:height="1.53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draw:frame draw:style-name="fr2" draw:name="Object5" text:anchor-type="as-char" svg:width="7.267cm" svg:height="1.31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/>
      <text:p text:style-name="P1">⁅z.c.11.3.42.⁆</text:p>
      <text:p text:style-name="P1"/>
      <text:p text:style-name="P1"><draw:frame draw:style-name="fr2" draw:name="Object6" text:anchor-type="as-char" svg:width="6.412cm" svg:height="2.38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ƒ(t + 1) = ƒ(t)</text:p>
      <text:p text:style-name="P1"/>
      <text:p text:style-name="P1"><draw:frame draw:style-name="fr2" draw:name="Object7" text:anchor-type="as-char" svg:width="6.375cm" svg:height="1.04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2"><draw:frame draw:style-name="fr1" draw:name="graphics1" text:anchor-type="paragraph" svg:x="0.781cm" svg:y="0.238cm" svg:width="12.524cm" svg:height="5.997cm" draw:z-index="3"><draw:image xlink:href="Pictures/20000079000030EC0000176D1C8D944D.svm" xlink:type="simple" xlink:show="embed" xlink:actuate="onLoad"/></draw:frame></text:p>
      <text:p text:style-name="P1"><text:s/>Jäm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urierutveckla 4ƒ.</text:p>
      <text:p text:style-name="P1"/>
      <text:p text:style-name="P1"><draw:frame draw:style-name="fr2" draw:name="Object8" text:anchor-type="as-char" svg:width="11.333cm" svg:height="1.15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><draw:frame draw:style-name="fr2" draw:name="Object9" text:anchor-type="as-char" svg:width="14.942cm" svg:height="1.53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ct10" text:anchor-type="as-char" svg:width="8.34cm" svg:height="1.683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draw:frame draw:style-name="fr2" draw:name="Object11" text:anchor-type="as-char" svg:width="7.1cm" svg:height="1.286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><draw:frame draw:style-name="fr2" draw:name="Object12" text:anchor-type="as-char" svg:width="6.033cm" svg:height="1.53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><draw:frame draw:style-name="fr2" draw:name="Object13" text:anchor-type="as-char" svg:width="7.407cm" svg:height="1.109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/>
      <text:p text:style-name="P1">Vi ansätter<text:tab/><text:tab/><draw:frame draw:style-name="fr2" draw:name="Object14" text:anchor-type="as-char" svg:width="4.927cm" svg:height="1.15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2"><draw:frame draw:style-name="fr2" draw:name="Object15" text:anchor-type="as-char" svg:width="5.576cm" svg:height="1.002cm" draw:z-index="25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Insättning i den givna ekvationen ger</text:p>
      <text:p text:style-name="P1"/>
      <text:p text:style-name="P1"><draw:frame draw:style-name="fr2" draw:name="Object16" text:anchor-type="as-char" svg:width="10.649cm" svg:height="1.272cm" draw:z-index="26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<draw:frame draw:style-name="fr2" draw:name="Object17" text:anchor-type="as-char" svg:width="6.759cm" svg:height="1.087cm" draw:z-index="27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><draw:frame draw:style-name="fr2" draw:name="Object18" text:anchor-type="as-char" svg:width="11.656cm" svg:height="1.169cm" draw:z-index="28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><draw:frame draw:style-name="fr2" draw:name="Object19" text:anchor-type="as-char" svg:width="6.548cm" svg:height="1.178cm" draw:z-index="29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I ett tabellverk står det att</text:p>
      <text:p text:style-name="P1"/>
      <text:p text:style-name="P1"><text:tab/><draw:frame draw:style-name="fr2" draw:name="Object20" text:anchor-type="as-char" svg:width="3.701cm" svg:height="1.101cm" draw:z-index="32"><draw:object xlink:href="./Object 20" xlink:type="simple" xlink:show="embed" xlink:actuate="onLoad"/><draw:image xlink:href="./ObjectReplacements/Object 20" xlink:type="simple" xlink:show="embed" xlink:actuate="onLoad"/></draw:frame>är lka med<draw:frame draw:style-name="fr2" draw:name="Object21" text:anchor-type="as-char" svg:width="3.357cm" svg:height="1.101cm" draw:z-index="33"><draw:object xlink:href="./Object 21" xlink:type="simple" xlink:show="embed" xlink:actuate="onLoad"/><draw:image xlink:href="./ObjectReplacements/Object 21" xlink:type="simple" xlink:show="embed" xlink:actuate="onLoad"/></draw:frame>då 0 &lt; x &lt; 1.</text:p>
      <text:p text:style-name="P1"/>
      <text:p text:style-name="P1"/>
      <text:p text:style-name="P1">Beräkna s(-8/3).</text:p>
      <text:p text:style-name="P1"/>
      <text:p text:style-name="P1"/>
      <text:p text:style-name="P1">Fourierserie för en jämn funtkion ƒ.</text:p>
      <text:p text:style-name="P1"/>
      <text:p text:style-name="P1">ƒ är periodisk med perioden 2, Det vill säga ƒ(x + 2) = ƒ(x).</text:p>
      <text:p text:style-name="P1"/>
      <text:p text:style-name="P1"/>
      <text:p text:style-name="P1"><draw:frame draw:style-name="fr2" draw:name="Object22" text:anchor-type="as-char" svg:width="4.535cm" svg:height="1.101cm" draw:z-index="34"><draw:object xlink:href="./Object 22" xlink:type="simple" xlink:show="embed" xlink:actuate="onLoad"/><draw:image xlink:href="./ObjectReplacements/Object 22" xlink:type="simple" xlink:show="embed" xlink:actuate="onLoad"/></draw:frame>då 0 &lt; x &lt; 1.</text:p>
      <text:p text:style-name="P1"/>
      <text:p text:style-name="P1"><draw:frame draw:style-name="fr2" draw:name="Object23" text:anchor-type="as-char" svg:width="8.678cm" svg:height="1.152cm" draw:z-index="15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2" draw:name="Object24" text:anchor-type="as-char" svg:width="4.463cm" svg:height="1.152cm" draw:z-index="16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text:soft-page-break/><draw:frame draw:style-name="fr2" draw:name="Object25" text:anchor-type="as-char" svg:width="5.422cm" svg:height="1.346cm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ct26" text:anchor-type="as-char" svg:width="5.858cm" svg:height="1.154cm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ƒ(x) = x²,<text:tab/>0 &lt; x &lt; π</text:p>
      <text:p text:style-name="P1"/>
      <text:p text:style-name="P1">ƒ(x + 2π) = ƒ(x)</text:p>
      <text:p text:style-name="P1"><draw:frame draw:style-name="fr1" draw:name="graphics2" text:anchor-type="paragraph" svg:x="0.967cm" svg:y="0.265cm" svg:width="12.524cm" svg:height="5.997cm" draw:z-index="7"><draw:image xlink:href="Pictures/200002F5000030EC0000176D76C6EB5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arken jämn eller udda.</text:p>
      <text:p text:style-name="P1"/>
      <text:p text:style-name="P1"><draw:frame draw:style-name="fr2" draw:name="Object27" text:anchor-type="as-char" svg:width="11.899cm" svg:height="1.531cm" draw:z-index="35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2" draw:name="Object28" text:anchor-type="as-char" svg:width="4.159cm" svg:height="1.531cm" draw:z-index="3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<draw:frame draw:style-name="fr2" draw:name="Object29" text:anchor-type="as-char" svg:width="5.475cm" svg:height="1.531cm" draw:z-index="37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/>
      <text:p text:style-name="P1"><draw:frame draw:style-name="fr2" draw:name="Object30" text:anchor-type="as-char" svg:width="7.301cm" svg:height="1.212cm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/>
      <text:p text:style-name="P1"/>
      <text:p text:style-name="P2">Vi söker<draw:frame draw:style-name="fr2" draw:name="Object31" text:anchor-type="as-char" svg:width="1.335cm" svg:height="1.101cm" draw:z-index="19"><draw:object xlink:href="./Object 31" xlink:type="simple" xlink:show="embed" xlink:actuate="onLoad"/><draw:image xlink:href="./ObjectReplacements/Object 31" xlink:type="simple" xlink:show="embed" xlink:actuate="onLoad"/></draw:frame>och<draw:frame draw:style-name="fr2" draw:name="Object32" text:anchor-type="as-char" svg:width="1.933cm" svg:height="1.162cm" draw:z-index="20"><draw:object xlink:href="./Object 32" xlink:type="simple" xlink:show="embed" xlink:actuate="onLoad"/><draw:image xlink:href="./ObjectReplacements/Object 32" xlink:type="simple" xlink:show="embed" xlink:actuate="onLoad"/></draw:frame>.</text:p>
      <text:p text:style-name="P1"/>
      <text:p text:style-name="P1"/>
      <text:p text:style-name="P1">X = 0:</text:p>
      <text:p text:style-name="P1"/>
      <text:p text:style-name="P1"><text:tab/><draw:frame draw:style-name="fr2" draw:name="Object33" text:anchor-type="as-char" svg:width="4.225cm" svg:height="1.155cm" draw:z-index="21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text:tab/><draw:frame draw:style-name="fr2" draw:name="Object34" text:anchor-type="as-char" svg:width="3.946cm" svg:height="1.155cm" draw:z-index="22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/>
      <text:p text:style-name="P1">x = π:</text:p>
      <text:p text:style-name="P1"/>
      <text:p text:style-name="P1"><text:tab/><draw:frame draw:style-name="fr2" draw:name="Object35" text:anchor-type="as-char" svg:width="4.163cm" svg:height="1.162cm" draw:z-index="23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<text:tab/><draw:frame draw:style-name="fr2" draw:name="Object36" text:anchor-type="as-char" svg:width="4.96cm" svg:height="1.162cm" draw:z-index="24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avisides funktion (U):</text:p>
      <text:p text:style-name="P1"><draw:frame draw:style-name="fr1" draw:name="graphics3" text:anchor-type="paragraph" svg:x="1.258cm" svg:y="0.3cm" svg:width="12.524cm" svg:height="5.997cm" draw:z-index="17"><draw:image xlink:href="Pictures/200002AD000030EC0000176D091A780A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ƒ(t) = U(t – a) – U(t – b)</text:p>
      <text:p text:style-name="P1"/>
      <text:p text:style-name="P1"><text:tab/><draw:frame draw:style-name="fr2" draw:name="Object37" text:anchor-type="as-char" svg:width="4.376cm" svg:height="1.168cm" draw:z-index="38"><draw:object xlink:href="./Object 37" xlink:type="simple" xlink:show="embed" xlink:actuate="onLoad"/><draw:image xlink:href="./ObjectReplacements/Object 3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1H09M17S</meta:editing-duration>
    <meta:editing-cycles>52</meta:editing-cycles>
    <meta:generator>OpenOffice.org/3.1$Win32 OpenOffice.org_project/310m19$Build-9420</meta:generator>
    <dc:date>2010-10-16T22:19:23.53</dc:date>
    <dc:creator>Mattias </dc:creator>
    <meta:document-statistic meta:table-count="0" meta:image-count="3" meta:object-count="37" meta:page-count="5" meta:paragraph-count="53" meta:word-count="127" meta:character-count="5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row>
              <math:mi math:fontstyle="normal">k</math:mi>
              <math:mrow>
                <math:mfrac>
                  <math:mrow>
                    <math:msup>
                      <math:mo math:stretchy="false">∂</math:mo>
                      <math:mn>2</math:mn>
                    </math:msup>
                    <math:mi math:fontstyle="normal">u</math:mi>
                  </math:mrow>
                  <math:mrow>
                    <math:mo math:stretchy="false">∂</math:mo>
                    <math:msup>
                      <math:mi math:fontstyle="normal">x</math:mi>
                      <math:mn>2</math:mn>
                    </math:msup>
                  </math:mrow>
                </math:mfrac>
                <math:mo math:stretchy="false">=</math:mo>
                <math:mfrac>
                  <math:mrow>
                    <math:mo math:stretchy="false">∂</math:mo>
                    <math:mi math:fontstyle="normal">u</math:mi>
                  </math:mrow>
                  <math:mrow>
                    <math:mo math:stretchy="false">∂</math:mo>
                    <math:mi math:fontstyle="normal">t</math:mi>
                  </math:mrow>
                </math:mfrac>
              </math:mrow>
            </math:mrow>
          </math:mrow>
        </math:mstyle>
      </math:mrow>
    </math:mstyle>
    <math:annotation math:encoding="StarMath 5.0">nitalic size +4 {

k {{partial^2 u} over {partial x^2}} = {{partial u} over {partial t}}

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a</math:mi>
                <math:mi math:fontstyle="normal">n</math:mi>
              </math:msub>
            </math:mrow>
          </math:mstyle>
        </math:mphantom>
        <math:mo math:stretchy="false">=</math:mo>
        <math:mn>8</math:mn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i math:fontstyle="normal">t</math:mi>
                    <math:mfrac>
                      <math:mrow>
                        <math:mi>sin</math:mi>
                        <math:mn>2nπt</math:mn>
                      </math:mrow>
                      <math:mi>nπ</math:mi>
                    </math:mfrac>
                  </math:mrow>
                </math:mfenced>
                <math:mn>0</math:mn>
                <math:mrow>
                  <math:mn>1</math:mn>
                  <math:mo math:stretchy="false">/</math:mo>
                  <math:mn>2</math:mn>
                </math:mrow>
              </math:msubsup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n>0</math:mn>
                      <math:mrow>
                        <math:mn>1</math:mn>
                        <math:mo math:stretchy="false">/</math:mo>
                        <math:mn>2</math:mn>
                      </math:mrow>
                    </math:munderover>
                    <math:mtext/>
                  </math:mrow>
                </math:mrow>
              </math:mstyle>
            </math:mrow>
            <math:mrow>
              <math:mn>1</math:mn>
              <math:mo math:stretchy="false">⋅</math:mo>
              <math:mfrac>
                <math:mrow>
                  <math:mi>sin</math:mi>
                  <math:mn>2nπt</math:mn>
                </math:mrow>
                <math:mi>nπ</math:mi>
              </math:mfrac>
            </math:mrow>
            <math:mi>dt</math:mi>
          </math:mrow>
        </math:mfenced>
        <math:mo math:stretchy="false">=</math:mo>
        <math:mtext/>
      </math:mrow>
    </math:mrow>
    <math:annotation math:encoding="StarMath 5.0">phantom {a_n} = 8 left ( left [ t {{sin 2nπt} over {nπ}} right ] sub 0 sup {1 / 2} - {size *1.25 int from 0 to {1 / 2} ""} 1 cdot {{sin 2nπt} over {nπ}} dt right ) = "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a</math:mi>
                <math:mi math:fontstyle="normal">n</math:mi>
              </math:msub>
            </math:mrow>
          </math:mstyle>
        </math:mphantom>
        <math:mo math:stretchy="false">=</math:mo>
        <math:mn>8</math:mn>
      </math:mrow>
      <math:mrow>
        <math:msubsup>
          <math:mfenced math:open="[" math:close="]">
            <math:mfrac>
              <math:mrow>
                <math:mi>cos</math:mi>
                <math:mrow>
                  <math:mo math:stretchy="false">(</math:mo>
                  <math:mn>2nπt</math:mn>
                  <math:mo math:stretchy="false">)</math:mo>
                </math:mrow>
              </math:mrow>
              <math:mrow>
                <math:mn>2</math:mn>
                <math:msup>
                  <math:mrow>
                    <math:mo math:stretchy="false">(</math:mo>
                    <math:mi>nπ</math:mi>
                    <math:mo math:stretchy="false">)</math:mo>
                  </math:mrow>
                  <math:mn>2</math:mn>
                </math:msup>
              </math:mrow>
            </math:mfrac>
          </math:mfenced>
          <math:mn>0</math:mn>
          <math:mrow>
            <math:mn>1</math:mn>
            <math:mo math:stretchy="false">/</math:mo>
            <math:mn>2</math:mn>
          </math:mrow>
        </math:msubsup>
        <math:mo math:stretchy="false">=</math:mo>
        <math:mn>4</math:mn>
      </math:mrow>
      <math:mfrac>
        <math:mrow>
          <math:mi>cos</math:mi>
          <math:mrow>
            <math:mrow>
              <math:mo math:stretchy="false">(</math:mo>
              <math:mi>nπ</math:mi>
              <math:mo math:stretchy="false">)</math:mo>
            </math:mrow>
            <math:mo math:stretchy="false">−</math:mo>
            <math:mn>1</math:mn>
          </math:mrow>
        </math:mrow>
        <math:msup>
          <math:mrow>
            <math:mo math:stretchy="false">(</math:mo>
            <math:mi>nπ</math:mi>
            <math:mo math:stretchy="false">)</math:mo>
          </math:mrow>
          <math:mn>2</math:mn>
        </math:msup>
      </math:mfrac>
    </math:mrow>
    <math:annotation math:encoding="StarMath 5.0">
phantom {a_n} = 8 left [ {{cos (2nπt)} over {2(nπ)^2}}right ] sub 0 sup {1 / 2} = 4 {{cos (nπ) - 1} over {(nπ)^2}}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2</math:mn>
          <math:mrow>
            <math:mn>1</math:mn>
            <math:mrow>
              <math:mi/>
              <math:mo math:stretchy="false">/</math:mo>
              <math:mi/>
            </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4t</math:mn>
      <math:mi/>
      <math:mrow>
        <math:mi>dt</math:mi>
        <math:mo math:stretchy="false">=</math:mo>
        <math:mn>8</math:mn>
      </math:mrow>
      <math:mrow>
        <math:msubsup>
          <math:mfenced math:open="[" math:close="]">
            <math:msup>
              <math:mi math:fontstyle="normal">t</math:mi>
              <math:mn>2</math:mn>
            </math:msup>
          </math:mfenced>
          <math:mn>0</math:mn>
          <math:mrow>
            <math:mn>1</math:mn>
            <math:mo math:stretchy="false">/</math:mo>
            <math:mn>2</math:mn>
          </math:mrow>
        </math:msubsup>
        <math:mo math:stretchy="false">=</math:mo>
        <math:mn>2</math:mn>
      </math:mrow>
    </math:mrow>
    <math:annotation math:encoding="StarMath 5.0">a_0 = {2 over {1 `/` 2}} {size *1.25 int from 0 to {1 / 2} ""} 4t `dt = 8 left [ t^2 right ] sub 0 sup {1 / 2} = 2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4ƒ</math:mn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row>
          <math:mn>1</math:mn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n>4</math:mn>
          </math:mrow>
        </math:mrow>
      </math:mrow>
      <math:mfrac>
        <math:mrow>
          <math:mi>cos</math:mi>
          <math:mi/>
          <math:mi>nπ</math:mi>
          <math:mrow>
            <math:mi/>
            <math:mo math:stretchy="false">−</math:mo>
            <math:mi/>
          </math:mrow>
          <math:mn>1</math:mn>
        </math:mrow>
        <math:msup>
          <math:mrow>
            <math:mo math:stretchy="false">(</math:mo>
            <math:mi>nπ</math:mi>
            <math:mo math:stretchy="false">)</math:mo>
          </math:mrow>
          <math:mn>2</math:mn>
        </math:msup>
      </math:mfrac>
      <math:mi/>
      <math:mi>cos</math:mi>
      <math:mi/>
      <math:mn>2nπt</math:mn>
    </math:mrow>
    <math:annotation math:encoding="StarMath 5.0">4ƒ(x) sim 1 + sum from {n = 1} to infinity 4 {{cos` nπ ``-`` 1} over {(nπ)^2}} `cos` 2nπt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n>2nπt</math:mn>
    </math:mrow>
    <math:annotation math:encoding="StarMath 5.0">a_n = {A_0 over 2} + sum from {n = 1} to infinity A_n `cos` 2nπt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x</math:mi>
          <math:mo math:stretchy="false">¨</math:mo>
        </math:mover>
        <math:mi math:fontstyle="normal">p</math:mi>
      </math:msub>
      <math:mo math:stretchy="false">=</math:mo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row>
          <math:mrow>
            <math:mo math:stretchy="false">−</math:mo>
            <math:mn>4</math:mn>
          </math:mrow>
          <math:msup>
            <math:mi math:fontstyle="normal">n</math:mi>
            <math:mn>2</math:mn>
          </math:msup>
          <math:msup>
            <math:mi math:fontstyle="normal">π</math:mi>
            <math:mn>2</math:mn>
          </math:msup>
          <math:msub>
            <math:mi math:fontstyle="normal">A</math:mi>
            <math:mi math:fontstyle="normal">n</math:mi>
          </math:msub>
          <math:mi/>
          <math:mi>cos</math:mi>
          <math:mi/>
          <math:mn>2nπt</math:mn>
        </math:mrow>
      </math:mrow>
    </math:mrow>
    <math:annotation math:encoding="StarMath 5.0">{ddot x}_p = sum from {n = 1} to infinity {-4 n^2 π^2 A_n `cos` 2nπt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row>
          <math:mrow>
            <math:mo math:stretchy="false">−</math:mo>
            <math:mn>4</math:mn>
          </math:mrow>
          <math:msup>
            <math:mi math:fontstyle="normal">n</math:mi>
            <math:mn>2</math:mn>
          </math:msup>
          <math:msup>
            <math:mi math:fontstyle="normal">π</math:mi>
            <math:mn>2</math:mn>
          </math:msup>
          <math:msub>
            <math:mi math:fontstyle="normal">A</math:mi>
            <math:mi math:fontstyle="normal">n</math:mi>
          </math:msub>
          <math:mi/>
          <math:mi>cos</math:mi>
          <math:mi/>
          <math:mn>2nπt</math:mn>
        </math:mrow>
      </math:mrow>
      <math:mrow>
        <math:mi/>
        <math:mo math:stretchy="false">+</math:mo>
        <math:mi/>
      </math:mrow>
      <math:mn>48</math:mn>
      <math:mrow>
        <math:mfenced math:open="" math:close="">
          <math:mrow>
            <math:mrow>
              <math:mfrac>
                <math:msub>
                  <math:mi math:fontstyle="normal"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 math:fontstyle="normal">n</math:mi>
                    <math:mo math:stretchy="false">=</math:mo>
                    <math:mn>1</math:mn>
                  </math:mrow>
                  <math:mo math:stretchy="false">∞</math:mo>
                </math:munderover>
                <math:msub>
                  <math:mi math:fontstyle="normal">A</math:mi>
                  <math:mi math:fontstyle="normal">n</math:mi>
                </math:msub>
              </math:mrow>
            </math:mrow>
            <math:mi/>
            <math:mi>cos</math:mi>
            <math:mi/>
            <math:mn>2nπt</math:mn>
          </math:mrow>
        </math:mfenced>
        <math:mo math:stretchy="false">=</math:mo>
        <math:mtext/>
      </math:mrow>
    </math:mrow>
    <math:annotation math:encoding="StarMath 5.0">sum from {n = 1} to infinity {-4 n^2 π^2 A_n `cos` 2nπt} ``+`` 48 left ( {A_0 over 2} + sum from {n = 1} to infinity A_n `cos` 2nπt right ) = ""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/>
      <math:mrow>
        <math:mtext/>
        <math:mo math:stretchy="false">=</math:mo>
        <math:mrow>
          <math:mn>1</math:mn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n>4</math:mn>
          </math:mrow>
        </math:mrow>
      </math:mrow>
      <math:mfrac>
        <math:mrow>
          <math:mi>cos</math:mi>
          <math:mi/>
          <math:mi>nπ</math:mi>
          <math:mrow>
            <math:mi/>
            <math:mo math:stretchy="false">−</math:mo>
            <math:mi/>
          </math:mrow>
          <math:mn>1</math:mn>
        </math:mrow>
        <math:mi>nπ</math:mi>
      </math:mfrac>
      <math:mi/>
      <math:mi>cos</math:mi>
      <math:mi/>
      <math:mn>2nπt</math:mn>
    </math:mrow>
    <math:annotation math:encoding="StarMath 5.0">~~ "" = 1 + sum from{n = 1} to infinity 4 {{cos` nπ ``-`` 1} over {nπ}} `cos` 2nπt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n>48</math:mn>
      <math:mrow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−</math:mo>
          <math:mn>1</math:mn>
        </math:mrow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row>
                <math:mo math:stretchy="false">−</math:mo>
                <math:msup>
                  <math:mn>4n</math:mn>
                  <math:mn>2</math:mn>
                </math:msup>
              </math:mrow>
              <math:msup>
                <math:mi math:fontstyle="normal">π</math:mi>
                <math:mn>2</math:mn>
              </math:msup>
              <math:mrow>
                <math:msub>
                  <math:mi math:fontstyle="normal">A</math:mi>
                  <math:mi math:fontstyle="normal">n</math:mi>
                </math:msub>
                <math:mo math:stretchy="false">+</math:mo>
                <math:mn>48</math:mn>
              </math:mrow>
              <math:mrow>
                <math:msub>
                  <math:mi math:fontstyle="normal">A</math:mi>
                  <math:mi math:fontstyle="normal">n</math:mi>
                </math:msub>
                <math:mo math:stretchy="false">−</math:mo>
                <math:mn>4</math:mn>
              </math:mrow>
              <math:mfrac>
                <math:mrow>
                  <math:mi>cos</math:mi>
                  <math:mi/>
                  <math:mi>nπ</math:mi>
                </math:mrow>
                <math:mi math:fontstyle="normal">t</math:mi>
              </math:mfrac>
            </math:mrow>
          </math:mfenced>
        </math:mrow>
      </math:mrow>
      <math:mi/>
      <math:mi>cos</math:mi>
      <math:mi/>
      <math:mn>2nπt</math:mn>
      <math:mrow>
        <math:mi/>
        <math:mo math:stretchy="false">=</math:mo>
        <math:mi/>
      </math:mrow>
      <math:mn>0</math:mn>
    </math:mrow>
    <math:annotation math:encoding="StarMath 5.0">48 {A_0 over 2} - 1 + sum from {n = 1} to infinity left ( -4n^2 π^2 A_n + 48 A_n - 4 {{cos` nπ} over t} right ) `cos` 2nπt ``=`` 0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A</math:mi>
            <math:mn>0</math:mn>
          </math:msub>
          <math:mn>2</math:mn>
        </math:mfrac>
        <math:mo math:stretchy="false">=</math:mo>
        <math:mfrac>
          <math:mn>2</math:mn>
          <math:mn>48</math:mn>
        </math:mfrac>
      </math:mrow>
      <math:mi math:fontstyle="normal">,</math:mi>
      <math:mi/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i>cos</math:mi>
            <math:mi/>
            <math:mi>nπ</math:mi>
            <math:mrow>
              <math:mi/>
              <math:mo math:stretchy="false">−</math:mo>
              <math:mi/>
            </math:mrow>
            <math:mn>1</math:mn>
          </math:mrow>
          <math:mrow>
            <math:msup>
              <math:mrow>
                <math:mo math:stretchy="false">(</math:mo>
                <math:mi>nπ</math:mi>
                <math:mo math:stretchy="false">)</math:mo>
              </math:mrow>
              <math:mn>2</math:mn>
            </math:msup>
            <math:mrow>
              <math:mo math:stretchy="false">(</math:mo>
              <math:mrow>
                <math:mrow>
                  <math:mn>12</math:mn>
                  <math:mo math:stretchy="false">−</math:mo>
                  <math:msup>
                    <math:mi math:fontstyle="normal">n</math:mi>
                    <math:mn>2</math:mn>
                  </math:msup>
                </math:mrow>
                <math:msup>
                  <math:mi math:fontstyle="normal">π</math:mi>
                  <math:mn>2</math:mn>
                </math:msup>
              </math:mrow>
              <math:mo math:stretchy="false">)</math:mo>
            </math:mrow>
          </math:mrow>
        </math:mfrac>
      </math:mrow>
    </math:mrow>
    <math:annotation math:encoding="StarMath 5.0">
{A_0 over 2} = {2 over 48},	~~~ A_n = {{cos `nπ ``-`` 1} over {(nπ)^2 (12 - n^2 π^2)}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i math:fontstyle="normal">L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
  alignl {{alignc partial u} over {alignc partial x}} (0;`t) = 0
# alignl {{alignc partial u} over {alignc partial x}} (L;`t) = 0
} right none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cos</math:mi>
              <math:mi/>
              <math:mi>nπx</math:mi>
            </math:mrow>
            <math:msup>
              <math:mi math:fontstyle="normal">n</math:mi>
              <math:mn>2</math:mn>
            </math:msup>
          </math:mfrac>
        </math:mrow>
      </math:mrow>
    </math:mrow>
    <math:annotation math:encoding="StarMath 5.0">s(x) = sum from {n = 1} to infinity {{cos` nπx} over n^2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i math:fontstyle="normal">π</math:mi>
          <math:mn>2</math:mn>
        </math:msup>
        <math:mn>12</math:mn>
      </math:mfrac>
      <math:mrow>
        <math:mo math:stretchy="false">(</math:mo>
        <math:mrow>
          <math:mrow>
            <math:msup>
              <math:mn>3x</math:mn>
              <math:mn>2</math:mn>
            </math:msup>
            <math:mo math:stretchy="false">−</math:mo>
            <math:mn>6x</math:mn>
          </math:mrow>
          <math:mo math:stretchy="false">+</math:mo>
          <math:mn>2</math:mn>
        </math:mrow>
        <math:mo math:stretchy="false">)</math:mo>
      </math:mrow>
    </math:mrow>
    <math:annotation math:encoding="StarMath 5.0">{π^2 over 12}(3x^2 - 6x + 2)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sup>
            <math:mi math:fontstyle="normal">π</math:mi>
            <math:mn>2</math:mn>
          </math:msup>
          <math:mn>12</math:mn>
        </math:mfrac>
      </math:mrow>
      <math:mrow>
        <math:mo math:stretchy="false">(</math:mo>
        <math:mrow>
          <math:mrow>
            <math:msup>
              <math:mn>3x</math:mn>
              <math:mn>2</math:mn>
            </math:msup>
            <math:mo math:stretchy="false">−</math:mo>
            <math:mn>6x</math:mn>
          </math:mrow>
          <math:mo math:stretchy="false">+</math:mo>
          <math:mn>2</math:mn>
        </math:mrow>
        <math:mo math:stretchy="false">)</math:mo>
      </math:mrow>
    </math:mrow>
    <math:annotation math:encoding="StarMath 5.0">
ƒ(x) = {π^2 over 12}(3x^2 - 6x + 2)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i math:fontstyle="normal">ƒ</math:mi>
      </math:mrow>
      <math:mrow>
        <math:mfenced math:open="" math:close="">
          <math:mrow>
            <math:mrow>
              <math:mo math:stretchy="false">−</math:mo>
              <math:mn>2</math:mn>
            </math:mrow>
            <math:mo math:stretchy="false">−</math:mo>
            <math:mfrac>
              <math:mn>2</math:mn>
              <math:mn>3</math:mn>
            </math:mfrac>
          </math:mrow>
        </math:mfenced>
        <math:mo math:stretchy="false">=</math:mo>
        <math:mi math:fontstyle="normal">ƒ</math:mi>
      </math:mrow>
      <math:mrow>
        <math:mrow>
          <math:mfenced math:open="" math:close="">
            <math:mrow>
              <math:mo math:stretchy="false">−</math:mo>
              <math:mfrac>
                <math:mn>2</math:mn>
                <math:mn>3</math:mn>
              </math:mfrac>
            </math:mrow>
          </math:mfenced>
          <math:mo math:stretchy="false">=</math:mo>
          <math:mtext>{Jämn}</math:mtext>
        </math:mrow>
        <math:mo math:stretchy="false">=</math:mo>
        <math:mi math:fontstyle="normal">ƒ</math:mi>
      </math:mrow>
      <math:mfenced math:open="" math:close="">
        <math:mfrac>
          <math:mn>2</math:mn>
          <math:mn>3</math:mn>
        </math:mfrac>
      </math:mfenced>
    </math:mrow>
    <math:annotation math:encoding="StarMath 5.0">ƒ left (-{8 over 3} right) = ƒ left (-2 - {2 over 3} right ) = ƒ left (-{2 over 3} right ) = "{Jämn}" = ƒ left (2 over 3 right)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i math:fontstyle="normal">ƒ</math:mi>
      </math:mrow>
      <math:mrow>
        <math:mfenced math:open="" math:close="">
          <math:mrow>
            <math:mo math:stretchy="false">−</math:mo>
            <math:mfrac>
              <math:mn>2</math:mn>
              <math:mn>3</math:mn>
            </math:mfrac>
          </math:mrow>
        </math:mfenced>
        <math:mo math:stretchy="false">=</math:mo>
        <math:mi math:fontstyle="normal">ƒ</math:mi>
      </math:mrow>
      <math:mfenced math:open="" math:close="">
        <math:mfrac>
          <math:mn>2</math:mn>
          <math:mn>3</math:mn>
        </math:mfrac>
      </math:mfenced>
    </math:mrow>
    <math:annotation math:encoding="StarMath 5.0">s left (-{8 over 3} right) = ƒ left (-{2 over 3} right ) = ƒ left (2 over 3 right)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fenced math:open="" math:close="">
          <math:mfrac>
            <math:mn>2</math:mn>
            <math:mn>3</math:mn>
          </math:mfrac>
        </math:mfenced>
        <math:mo math:stretchy="false">=</math:mo>
        <math:mfrac>
          <math:msup>
            <math:mi math:fontstyle="normal">π</math:mi>
            <math:mn>2</math:mn>
          </math:msup>
          <math:mn>12</math:mn>
        </math:mfrac>
      </math:mrow>
      <math:mfenced math:open="" math:close="">
        <math:mrow>
          <math:mn>3</math:mn>
          <math:msup>
            <math:mfenced math:open="" math:close="">
              <math:mfrac>
                <math:mn>2</math:mn>
                <math:mn>3</math:mn>
              </math:mfrac>
            </math:mfenced>
            <math:mn>2</math:mn>
          </math:msup>
          <math:mn>6</math:mn>
          <math:mrow>
            <math:mfenced math:open="" math:close="">
              <math:mfrac>
                <math:mn>2</math:mn>
                <math:mn>3</math:mn>
              </math:mfrac>
            </math:mfenced>
            <math:mo math:stretchy="false">+</math:mo>
            <math:mn>2</math:mn>
          </math:mrow>
        </math:mrow>
      </math:mfenced>
    </math:mrow>
    <math:annotation math:encoding="StarMath 5.0">ƒ left (2 over 3 right) = {{π^2} over 12} left (3 left ( 2 over 3 right )^2 6 left ( 2 over 3 right ) + 2 right )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frac>
          <math:msup>
            <math:mi math:fontstyle="normal">π</math:mi>
            <math:mn>2</math:mn>
          </math:msup>
          <math:mn>36</math:mn>
        </math:mfrac>
      </math:mrow>
      <math:mrow>
        <math:mrow>
          <math:mo math:stretchy="false">(</math:mo>
          <math:mrow>
            <math:mrow>
              <math:mn>4</math:mn>
              <math:mo math:stretchy="false">−</math:mo>
              <math:mn>12</math:mn>
            </math:mrow>
            <math:mo math:stretchy="false">+</math:mo>
            <math:mn>6</math:mn>
          </math:mrow>
          <math:mo math:stretchy="false">)</math:mo>
        </math:mrow>
        <math:mo math:stretchy="false">=</math:mo>
        <math:mrow>
          <math:mo math:stretchy="false">−</math:mo>
          <math:mfrac>
            <math:msup>
              <math:mi math:fontstyle="normal">π</math:mi>
              <math:mn>2</math:mn>
            </math:msup>
            <math:mn>18</math:mn>
          </math:mfrac>
        </math:mrow>
      </math:mrow>
    </math:mrow>
    <math:annotation math:encoding="StarMath 5.0">s left (-{8 over 3 } right ) = {{π^2} over 36}(4 - 12 + 6) = -{{π^2} over 18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i>cos</math:mi>
      <math:mi/>
      <math:mi>nx</math:mi>
      <math:mi/>
      <math:mrow>
        <math:mrow>
          <math:mi>dx</math:mi>
          <math:mo math:stretchy="false">=</math:mo>
          <math:mtext>{Dubbel partiell integration}</math:mtext>
        </math:mrow>
        <math:mo math:stretchy="false">=</math:mo>
        <math:mfrac>
          <math:mn>4</math:mn>
          <math:msup>
            <math:mi math:fontstyle="normal">n</math:mi>
            <math:mn>2</math:mn>
          </math:msup>
        </math:mfrac>
      </math:mrow>
    </math:mrow>
    <math:annotation math:encoding="StarMath 5.0">a_n = {1 over π} {size *1.25 int from 0 to {2π} ""} x^2 `cos` nx`` dx = "{Dubbel partiell integration}" = {4 over {n^2}}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row>
        <math:mi>dx</math:mi>
        <math:mo math:stretchy="false">=</math:mo>
        <math:mfrac>
          <math:msup>
            <math:mn>8π</math:mn>
            <math:mn>2</math:mn>
          </math:msup>
          <math:mn>3</math:mn>
        </math:mfrac>
      </math:mrow>
    </math:mrow>
    <math:annotation math:encoding="StarMath 5.0">a_0 = {1 over π} {size *1.25 int from 0 to {2π} ""} x^2 `dx = {{8π^2} over 3}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i>sin</math:mi>
      <math:mi/>
      <math:mi>nx</math:mi>
      <math:mi/>
      <math:mrow>
        <math:mi>dx</math:mi>
        <math:mo math:stretchy="false">=</math:mo>
        <math:mrow>
          <math:mo math:stretchy="false">−</math:mo>
          <math:mfrac>
            <math:mn>4</math:mn>
            <math:mi math:fontstyle="normal">n</math:mi>
          </math:mfrac>
        </math:mrow>
      </math:mrow>
    </math:mrow>
    <math:annotation math:encoding="StarMath 5.0">b_n = {1 over π} {size *1.25 int from 0 to {2π} ""} x^2 `sin` nx ``dx = -{4 over n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2</math:mn>
          <math:mi math:fontstyle="normal">L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2 over L} {size *1.25 int from 0 to L ""} ƒ(x) `dx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o math:stretchy="false">~</math:mo>
      <math:mrow>
        <math:mfrac>
          <math:mrow>
            <math:mn>4</math:mn>
            <math:msup>
              <math:mi math:fontstyle="normal">π</math:mi>
              <math:mn>2</math:mn>
            </math:msup>
          </math:mrow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frac>
                <math:mn>4</math:mn>
                <math:msup>
                  <math:mi math:fontstyle="normal">n</math:mi>
                  <math:mn>2</math:mn>
                </math:msup>
              </math:mfrac>
              <math:mi/>
              <math:mi>cos</math:mi>
              <math:mi/>
              <math:mi>nx</math:mi>
              <math:mrow>
                <math:mi/>
                <math:mo math:stretchy="false">−</math:mo>
                <math:mi/>
              </math:mrow>
              <math:mfrac>
                <math:mn>4</math:mn>
                <math:mi math:fontstyle="normal">n</math:mi>
              </math:mfrac>
              <math:mi/>
              <math:mi>sin</math:mi>
              <math:mi/>
              <math:mi>nx</math:mi>
            </math:mrow>
          </math:mfenced>
        </math:mrow>
      </math:mrow>
    </math:mrow>
    <math:annotation math:encoding="StarMath 5.0">ƒ sim {{4 π^2} over 3} + sum from {n = 1} to infinity left ( {4 over {n^2}} `cos` nx ``-`` {4 over n} `sin` nx right )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 math:fontstyle="normal">n</math:mi>
          <math:mo math:stretchy="false">=</math:mo>
          <math:mn>1</math:mn>
        </math:mrow>
        <math:mo math:stretchy="false">∞</math:mo>
      </math:munderover>
      <math:mfrac>
        <math:mn>1</math:mn>
        <math:msup>
          <math:mi math:fontstyle="normal">n</math:mi>
          <math:mn>2</math:mn>
        </math:msup>
      </math:mfrac>
    </math:mrow>
    <math:annotation math:encoding="StarMath 5.0">
sum from {n = 1} to infinity {{1} over {n^2}}
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 math:fontstyle="normal">n</math:mi>
          <math:mo math:stretchy="false">=</math:mo>
          <math:mn>1</math:mn>
        </math:mrow>
        <math:mo math:stretchy="false">∞</math:mo>
      </math:munderover>
      <math:mfrac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 math:fontstyle="normal">n</math:mi>
        </math:msup>
        <math:msup>
          <math:mi math:fontstyle="normal">n</math:mi>
          <math:mn>2</math:mn>
        </math:msup>
      </math:mfrac>
    </math:mrow>
    <math:annotation math:encoding="StarMath 5.0">
sum from {n = 1} to infinity {{(-1)^n} over {n^2}}
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0</math:mn>
          <math:mo math:stretchy="false">+</math:mo>
          <math:msup>
            <math:mn>4π</math:mn>
            <math:mn>2</math:mn>
          </math:msup>
        </math:mrow>
        <math:mn>3</math:mn>
      </math:mfrac>
      <math:mo math:stretchy="false">=</math:mo>
      <math:mrow>
        <math:mfrac>
          <math:msup>
            <math:mn>4π</math:mn>
            <math:mn>2</math:mn>
          </math:msup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4</math:mn>
            <math:msup>
              <math:mi math:fontstyle="normal">n</math:mi>
              <math:mn>2</math:mn>
            </math:msup>
          </math:mfrac>
        </math:mrow>
      </math:mrow>
    </math:mrow>
    <math:annotation math:encoding="StarMath 5.0">{{0 + 4π^2} over 3} = {{4π^2} over 3} + sum from {n = 1} to infinity {4 over {n^2}}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 math:fontstyle="normal">n</math:mi>
              <math:mn>2</math:mn>
            </math:msup>
          </math:mfrac>
        </math:mrow>
        <math:mo math:stretchy="false">=</math:mo>
        <math:mrow>
          <math:mfrac>
            <math:msup>
              <math:mi math:fontstyle="normal">π</math:mi>
              <math:mn>2</math:mn>
            </math:msup>
            <math:mn>2</math:mn>
          </math:mfrac>
          <math:mo math:stretchy="false">−</math:mo>
          <math:mfrac>
            <math:msup>
              <math:mi math:fontstyle="normal">π</math:mi>
              <math:mn>2</math:mn>
            </math:msup>
            <math:mn>3</math:mn>
          </math:mfrac>
        </math:mrow>
      </math:mrow>
      <math:mo math:stretchy="false">=</math:mo>
      <math:mfrac>
        <math:msup>
          <math:mi math:fontstyle="normal">π</math:mi>
          <math:mn>2</math:mn>
        </math:msup>
        <math:mn>6</math:mn>
      </math:mfrac>
    </math:mrow>
    <math:annotation math:encoding="StarMath 5.0">sum from {n = 1} to infinity {{1} over {n^2}} = {{π^2} over {2}} - {{π^2} over {3}} = {{π^2} over {6}}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π</math:mi>
        <math:mn>2</math:mn>
      </math:msup>
      <math:mo math:stretchy="false">=</math:mo>
      <math:mrow>
        <math:mfrac>
          <math:msup>
            <math:mn>4π</math:mn>
            <math:mn>2</math:mn>
          </math:msup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4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i math:fontstyle="normal">n</math:mi>
              </math:msup>
            </math:mrow>
            <math:msup>
              <math:mi math:fontstyle="normal">n</math:mi>
              <math:mn>2</math:mn>
            </math:msup>
          </math:mfrac>
        </math:mrow>
      </math:mrow>
    </math:mrow>
    <math:annotation math:encoding="StarMath 5.0">π^2 = {{4π^2} over 3} + sum from {n = 1} to infinity {{4(-1)^n} over {n^2}}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  <math:msup>
              <math:mi math:fontstyle="normal">n</math:mi>
              <math:mn>2</math:mn>
            </math:msup>
          </math:mfrac>
        </math:mrow>
        <math:mo math:stretchy="false">=</math:mo>
        <math:mrow>
          <math:mfrac>
            <math:msup>
              <math:mi math:fontstyle="normal">π</math:mi>
              <math:mn>2</math:mn>
            </math:msup>
            <math:mn>4</math:mn>
          </math:mfrac>
          <math:mo math:stretchy="false">−</math:mo>
          <math:mfrac>
            <math:msup>
              <math:mi math:fontstyle="normal">π</math:mi>
              <math:mn>2</math:mn>
            </math:msup>
            <math:mn>3</math:mn>
          </math:mfrac>
        </math:mrow>
      </math:mrow>
      <math:mo math:stretchy="false">=</math:mo>
      <math:mrow>
        <math:mo math:stretchy="false">−</math:mo>
        <math:mfrac>
          <math:msup>
            <math:mi math:fontstyle="normal">π</math:mi>
            <math:mn>2</math:mn>
          </math:msup>
          <math:mn>12</math:mn>
        </math:mfrac>
      </math:mrow>
    </math:mrow>
    <math:annotation math:encoding="StarMath 5.0">sum from {n = 1} to infinity {{(-1)^n} over {n^2}} = {{π^2} over {4}} - {{π^2} over {3}} = -{{π^2} over {12}}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t</math:mi>
            <math:mo math:stretchy="false">−</math:mo>
            <math:mi math:fontstyle="normal">a</math:mi>
          </math:mrow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1,</math:mn>
                  <math:mi/>
                </math:mrow>
              </math:mtd>
              <math:mtd>
                <math:mtext/>
              </math:mtd>
              <math:mtd>
                <math:mrow>
                  <math:mi math:fontstyle="normal">t</math:mi>
                  <math:mo math:stretchy="false">&gt;</math:mo>
                  <math:mi math:fontstyle="normal">a</math:mi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text/>
              </math:mtd>
              <math:mtd>
                <math:mrow>
                  <math:mi math:fontstyle="normal">t</math:mi>
                  <math:mo math:stretchy="false">&lt;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U(t - a) = left lbrace matrix{1,~ # "" # t &gt; a ## 0,~ # "" # t &lt; a} right none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2</math:mn>
          <math:mi math:fontstyle="normal">L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i>nπx</math:mi>
        <math:mi math:fontstyle="normal">L</math:mi>
      </math:mfrac>
      <math:mi/>
      <math:mi>dx</math:mi>
    </math:mrow>
    <math:annotation math:encoding="StarMath 5.0">a_n = {2 over L} {size *1.25 int from 0 to L ""} ƒ(x) `cos` {{nπx} over L} ``d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i>nπx</math:mi>
        <math:mi math:fontstyle="normal">L</math:mi>
      </math:mfrac>
      <math:mi/>
      <math:msup>
        <math:mi math:fontstyle="normal">e</math:mi>
        <math:mrow>
          <math:mrow>
            <math:mo math:stretchy="false">−</math:mo>
            <math:msup>
              <math:mfenced math:open="" math:close="">
                <math:mfrac>
                  <math:mi>nπ</math:mi>
                  <math:mi math:fontstyle="normal">L</math:mi>
                </math:mfrac>
              </math:mfenced>
              <math:mstyle math:fontsize="150%">
                <math:mrow>
                  <math:mn>2</math:mn>
                </math:mrow>
              </math:mstyle>
            </math:msup>
          </math:mrow>
          <math:mi>kt</math:mi>
        </math:mrow>
      </math:msup>
    </math:mrow>
    <math:annotation math:encoding="StarMath 5.0">u(x;`t) = {a_0 over 2} + sum from {n = 1} to infinity a_n `cos` {{nπx} over L} ``e^{- left ( {{nπ} over L} right )^{size *1.5 2} kt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row>
        <math:mrow>
          <math:mover math:accent="true">
            <math:mi math:fontstyle="normal">x</math:mi>
            <math:mo math:stretchy="false">¨</math:mo>
          </math:mover>
          <math:mo math:stretchy="false">+</math:mo>
          <math:mi>kx</math:mi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i math:fontstyle="normal">t</math:mi>
                </math:mrow>
              </math:mtd>
              <math:mtd>
                <math:mrow>
                  <math:mi/>
                  <math:mrow>
                    <math:mrow>
                      <math:mn>0</math:mn>
                      <math:mo math:stretchy="false">&lt;</math:mo>
                      <math:mi math:fontstyle="normal">t</math:mi>
                    </math:mrow>
                    <math:mo math:stretchy="false">&lt;</math:mo>
                    <math:mfrac>
                      <math:mn>1</math:mn>
                      <math:mn>2</math:mn>
                    </math:mfrac>
                  </math:mrow>
                </math:mrow>
              </math:mtd>
            </math:mtr>
            <math:mtr>
              <math:mtd>
                <math:mrow>
                  <math:mrow>
                    <math:mn>1</math:mn>
                    <math:mo math:stretchy="false">−</math:mo>
                    <math:mn>1</math:mn>
                  </math:mrow>
                </math:mrow>
              </math:mtd>
              <math:mtd>
                <math:mrow>
                  <math:mi/>
                  <math:mrow>
                    <math:mrow>
                      <math:mfrac>
                        <math:mn>1</math:mn>
                        <math:mn>2</math:mn>
                      </math:mfrac>
                      <math:mo math:stretchy="false">≤</math:mo>
                      <math:mi math:fontstyle="normal">t</math:mi>
                    </math:mrow>
                    <math:mo math:stretchy="false">&l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m ddot x  + kx = ƒ(t) = left lbrace matrix {
   alignl  t      #~  0 &lt; t &lt; {1 over 2}
## alignl  1 - 1  #~  {1 over 2} &lt;= t &lt; 1
} right none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m</math:mi>
        <math:mo math:stretchy="false">=</math:mo>
        <math:mfrac>
          <math:mn>1</math:mn>
          <math:mn>4</math:mn>
        </math:mfrac>
      </math:mrow>
      <math:mi math:fontstyle="normal">,</math:mi>
      <math:mi/>
      <math:mrow>
        <math:mi math:fontstyle="normal">k</math:mi>
        <math:mo math:stretchy="false">=</math:mo>
        <math:mn>12,</math:mn>
      </math:mrow>
      <math:mi/>
      <math:mrow>
        <math:mrow>
          <math:mover math:accent="true">
            <math:mi math:fontstyle="normal">x</math:mi>
            <math:mo math:stretchy="false">¨</math:mo>
          </math:mover>
          <math:mo math:stretchy="false">+</math:mo>
          <math:mn>48x</math:mn>
        </math:mrow>
        <math:mo math:stretchy="false">=</math:mo>
        <math:mn>4ƒ</math:mn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
m = {1 over 4},	~~ k = 12, ~~ ddot x + 48x = 4ƒ(t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4ƒ</math:mn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n>4ƒ</math:mn>
        <math:mo math:stretchy="false">)</math:mo>
      </math:mrow>
      <math:mrow>
        <math:mo math:stretchy="false">(</math:mo>
        <math:mi math:fontstyle="normal">x</math:mi>
        <math:mo math:stretchy="false">)</math:mo>
      </math:mrow>
      <math:mrow>
        <math:mi/>
        <math:mo math:stretchy="false">=</math:mo>
        <math:mi/>
      </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sub>
          <math:mi math:fontstyle="normal">a</math:mi>
          <math:mi math:fontstyle="normal">n</math:mi>
        </math:msub>
      </math:mrow>
      <math:mi/>
      <math:mi>cos</math:mi>
      <math:mi/>
      <math:mfrac>
        <math:mi>nπt</math:mi>
        <math:mrow>
          <math:mn>1</math:mn>
          <math:mrow>
            <math:mi/>
            <math:mo math:stretchy="false">/</math:mo>
            <math:mi/>
          </math:mrow>
          <math:mn>2</math:mn>
        </math:mrow>
      </math:mfrac>
      <math:mrow>
        <math:mi/>
        <math:mo math:stretchy="false">=</math:mo>
        <math:mi/>
      </math:mrow>
      <math:mrow>
        <math:mfrac>
          <math:msub>
            <math:mi math:fontstyle="normal">a</math:mi>
            <math:mn>0</math:mn>
          </math:msub>
          <math:mn>2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/>
      <math:mi>cos</math:mi>
      <math:mi/>
      <math:mn>2nπt</math:mn>
    </math:mrow>
    <math:annotation math:encoding="StarMath 5.0">4ƒ(x) sim ℱ(4ƒ)(x) ``=`` sum from {n = 1} to infinity a_n `cos` {{nπt} over {1 `/` 2}} ``=`` {a_0 over 2} + sum from {n = 1} to infinity a_n `cos` 2nπt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2</math:mn>
          <math:mrow>
            <math:mn>1</math:mn>
            <math:mrow>
              <math:mi/>
              <math:mo math:stretchy="false">/</math:mo>
              <math:mi/>
            </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4t</math:mn>
      <math:mi>cos</math:mi>
      <math:mfrac>
        <math:mi>nπt</math:mi>
        <math:mrow>
          <math:mn>1</math:mn>
          <math:mrow>
            <math:mi/>
            <math:mo math:stretchy="false">/</math:mo>
            <math:mi/>
          </math:mrow>
          <math:mn>2</math:mn>
        </math:mrow>
      </math:mfrac>
      <math:mrow>
        <math:mi>dt</math:mi>
        <math:mo math:stretchy="false">=</math:mo>
        <math:mn>8</math:mn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2t</math:mn>
      <math:mi/>
      <math:mi>cos</math:mi>
      <math:mi/>
      <math:mn>2nπt</math:mn>
      <math:mi/>
      <math:mrow>
        <math:mrow>
          <math:mi>dt</math:mi>
          <math:mo math:stretchy="false">=</math:mo>
          <math:mtext>{Partiell integration}</math:mtext>
        </math:mrow>
        <math:mo math:stretchy="false">=</math:mo>
        <math:mtext/>
      </math:mrow>
    </math:mrow>
    <math:annotation math:encoding="StarMath 5.0">a_n = {2 over {1 `/` 2}} {size *1.25 int from 0 to {1 / 2} ""} 4t cos {{nπt} over {1 `/` 2}} dt = 
8 {size *1.25 int from 0 to {1 / 2} ""} 2t `cos` 2nπt ``dt = "{Partiell integration}" = ""
</math:annotation>
  </math:semantics>
</math:math>
</file>